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200%"/>
      <style:text-properties fo:font-weight="bold" officeooo:rsid="00135952" officeooo:paragraph-rsid="00135952" style:font-weight-asian="bold" style:font-weight-complex="bold"/>
    </style:style>
    <style:style style:name="P2" style:family="paragraph" style:parent-style-name="Standard">
      <style:paragraph-properties fo:line-height="200%" fo:text-align="center" style:justify-single-word="false"/>
      <style:text-properties fo:font-weight="bold" officeooo:rsid="00135952" officeooo:paragraph-rsid="00135952" style:font-weight-asian="bold" style:font-weight-complex="bold"/>
    </style:style>
    <style:style style:name="P3" style:family="paragraph" style:parent-style-name="Standard">
      <style:paragraph-properties fo:line-height="200%" fo:text-align="start" style:justify-single-word="false"/>
      <style:text-properties fo:font-weight="bold" officeooo:rsid="00135952" officeooo:paragraph-rsid="0013595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cb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e Thorpe</text:p>
      <text:p text:style-name="P1">Lab Report 1</text:p>
      <text:p text:style-name="P1">PHYS 2215</text:p>
      <text:p text:style-name="P1">Matthew Pellegrini</text:p>
      <text:p text:style-name="P2">Introduction</text:p>
      <text:p text:style-name="P3"><text:tab/><text:span text:style-name="T1">The Purpose of this lab was to explore and investigate the properties of Newton’s Second Law of Motion through the use of hands on instruments. </text:span><text:span text:style-name="T2">We were supplied with a glider, air track, pulley, falling mass, and a motion sensor to gather the data digitally from the rest of the supplies. The purpose of the air track is to mitigate any friction to better record the falling mass, which is connected to the glider via wire and pulley. The data was recorded on an Apple Mac computer, on the software Capstone. All sources of mass are reduced to be near negligible to only warrant a recording of the mass of the glider (M) and the falling mass (m). We predict that for each setup, we can predi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8:42:08.448627542</meta:creation-date>
    <dc:date>2025-02-15T19:02:44.400263978</dc:date>
    <meta:editing-duration>PT9M34S</meta:editing-duration>
    <meta:editing-cycles>1</meta:editing-cycles>
    <meta:generator>LibreOffice/24.8.4.2$Linux_X86_64 LibreOffice_project/480$Build-2</meta:generator>
    <meta:document-statistic meta:table-count="0" meta:image-count="0" meta:object-count="0" meta:page-count="1" meta:paragraph-count="6" meta:word-count="137" meta:character-count="756" meta:non-whitespace-character-count="624"/>
  </office:meta>
</office:document-meta>
</file>